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1cm" svg:height="0.9cm" svg:x="1.116cm" svg:y="2.1cm">
          <text:p text:style-name="P1">S</text:p>
        </draw:rect>
        <draw:rect draw:style-name="gr1" draw:text-style-name="P1" xml:id="id2" draw:id="id2" draw:layer="layout" svg:width="2.1cm" svg:height="0.9cm" svg:x="4.9cm" svg:y="2.1cm">
          <text:p text:style-name="P1">T</text:p>
        </draw:rect>
        <draw:rect draw:style-name="gr1" draw:text-style-name="P1" xml:id="id3" draw:id="id3" draw:layer="layout" svg:width="2.1cm" svg:height="0.9cm" svg:x="9.1cm" svg:y="2.1cm">
          <text:p text:style-name="P1">H</text:p>
        </draw:rect>
        <draw:rect draw:style-name="gr1" draw:text-style-name="P1" xml:id="id4" draw:id="id4" draw:layer="layout" svg:width="2.1cm" svg:height="0.9cm" svg:x="12.9cm" svg:y="2.1cm">
          <text:p text:style-name="P1">Z</text:p>
        </draw:rect>
        <draw:rect draw:style-name="gr1" draw:text-style-name="P1" xml:id="id5" draw:id="id5" draw:layer="layout" svg:width="2.1cm" svg:height="0.9cm" svg:x="16.5cm" svg:y="2.1cm">
          <text:p text:style-name="P1">E</text:p>
        </draw:rect>
        <draw:connector draw:style-name="gr2" draw:text-style-name="P1" xml:id="id15" draw:id="id15" draw:layer="layout" svg:x1="3.216cm" svg:y1="2.55cm" svg:x2="4.9cm" svg:y2="2.55cm" draw:start-shape="id1" draw:start-glue-point="1" draw:end-shape="id2" draw:end-glue-point="3" svg:d="m3216 2550h1684">
          <text:p/>
        </draw:connector>
        <draw:connector draw:style-name="gr2" draw:text-style-name="P1" xml:id="id17" draw:id="id17" draw:layer="layout" svg:x1="7cm" svg:y1="2.55cm" svg:x2="9.1cm" svg:y2="2.55cm" draw:start-shape="id2" draw:start-glue-point="1" draw:end-shape="id3" draw:end-glue-point="3" svg:d="m7000 2550h2100">
          <text:p/>
        </draw:connector>
        <draw:connector draw:style-name="gr2" draw:text-style-name="P1" xml:id="id7" draw:id="id7" draw:layer="layout" svg:x1="11.2cm" svg:y1="2.55cm" svg:x2="12.9cm" svg:y2="2.55cm" draw:start-shape="id3" draw:start-glue-point="1" draw:end-shape="id4" draw:end-glue-point="3" svg:d="m11200 2550h1700">
          <text:p/>
        </draw:connector>
        <draw:connector draw:style-name="gr2" draw:text-style-name="P1" xml:id="id19" draw:id="id19" draw:layer="layout" svg:x1="15cm" svg:y1="2.55cm" svg:x2="16.5cm" svg:y2="2.55cm" draw:start-shape="id4" draw:start-glue-point="1" draw:end-shape="id5" draw:end-glue-point="3" svg:d="m15000 2550h1500">
          <text:p/>
        </draw:connector>
        <draw:connector draw:style-name="gr3" draw:text-style-name="P1" xml:id="id6" draw:id="id6" draw:layer="layout" draw:type="line" svg:x1="8.48cm" svg:y1="2.55cm" svg:x2="8.505cm" svg:y2="1.138cm" svg:d="m8480 2550 25-1412">
          <text:p/>
        </draw:connector>
        <draw:connector draw:style-name="gr2" draw:text-style-name="P1" draw:layer="layout" draw:line-skew="2.198cm" svg:x1="8.505cm" svg:y1="1.138cm" svg:x2="12.05cm" svg:y2="2.55cm" draw:start-shape="id6" draw:start-glue-point="3" draw:end-shape="id7" draw:end-glue-point="0" svg:d="m8505 1138h3546v1412h-1">
          <text:p/>
        </draw:connector>
        <draw:connector draw:style-name="gr2" draw:text-style-name="P1" xml:id="id21" draw:id="id21" draw:layer="layout" svg:x1="18.6cm" svg:y1="2.55cm" svg:x2="20.246cm" svg:y2="2.554cm" draw:start-shape="id5" draw:start-glue-point="1" svg:d="m18600 2550h1074v4h572">
          <text:p/>
        </draw:connector>
        <draw:rect draw:style-name="gr1" draw:text-style-name="P1" xml:id="id8" draw:id="id8" draw:layer="layout" svg:width="2.1cm" svg:height="0.9cm" svg:x="1.7cm" svg:y="5.6cm">
          <text:p text:style-name="P1">T</text:p>
        </draw:rect>
        <draw:ellipse draw:style-name="gr1" draw:text-style-name="P1" xml:id="id9" draw:id="id9" draw:layer="layout" svg:width="1.6cm" svg:height="1.5cm" svg:x="5.6cm" svg:y="5.3cm">
          <text:p text:style-name="P1">λ</text:p>
        </draw:ellipse>
        <draw:ellipse draw:style-name="gr1" draw:text-style-name="P1" xml:id="id11" draw:id="id11" draw:layer="layout" svg:width="1.6cm" svg:height="1.5cm" svg:x="5.6cm" svg:y="7.1cm">
          <text:p text:style-name="P1">M</text:p>
        </draw:ellipse>
        <draw:ellipse draw:style-name="gr1" draw:text-style-name="P1" xml:id="id12" draw:id="id12" draw:layer="layout" svg:width="1.6cm" svg:height="1.5cm" svg:x="5.6cm" svg:y="8.9cm">
          <text:p text:style-name="P1">MM</text:p>
        </draw:ellipse>
        <draw:ellipse draw:style-name="gr1" draw:text-style-name="P1" xml:id="id13" draw:id="id13" draw:layer="layout" svg:width="1.6cm" svg:height="1.5cm" svg:x="5.6cm" svg:y="10.7cm">
          <text:p text:style-name="P1">MMM</text:p>
        </draw:ellipse>
        <draw:connector draw:style-name="gr2" draw:text-style-name="P1" xml:id="id10" draw:id="id10" draw:layer="layout" svg:x1="3.8cm" svg:y1="6.05cm" svg:x2="5.6cm" svg:y2="6.05cm" draw:start-shape="id8" draw:start-glue-point="1" draw:end-shape="id9" draw:end-glue-point="3" svg:d="m3800 6050h1800">
          <text:p/>
        </draw:connector>
        <draw:connector draw:style-name="gr2" draw:text-style-name="P1" draw:layer="layout" svg:x1="4.7cm" svg:y1="6.05cm" svg:x2="5.6cm" svg:y2="7.85cm" draw:start-shape="id10" draw:start-glue-point="0" draw:end-shape="id11" draw:end-glue-point="3" svg:d="m4700 6050v1800h900">
          <text:p/>
        </draw:connector>
        <draw:connector draw:style-name="gr2" draw:text-style-name="P1" draw:layer="layout" svg:x1="4.7cm" svg:y1="6.05cm" svg:x2="5.6cm" svg:y2="9.65cm" draw:start-shape="id10" draw:start-glue-point="0" draw:end-shape="id12" draw:end-glue-point="3" svg:d="m4700 6050v3600h900">
          <text:p/>
        </draw:connector>
        <draw:connector draw:style-name="gr2" draw:text-style-name="P1" draw:layer="layout" svg:x1="4.7cm" svg:y1="6.05cm" svg:x2="5.6cm" svg:y2="11.45cm" draw:start-shape="id10" draw:start-glue-point="0" draw:end-shape="id13" draw:end-glue-point="3" svg:d="m4700 6050v5400h900">
          <text:p/>
        </draw:connector>
        <draw:connector draw:style-name="gr2" draw:text-style-name="P1" xml:id="id14" draw:id="id14" draw:layer="layout" svg:x1="7.2cm" svg:y1="6.05cm" svg:x2="9.922cm" svg:y2="6.057cm" draw:start-shape="id9" draw:start-glue-point="1" svg:d="m7200 6050h1612v7h1110">
          <text:p/>
        </draw:connector>
        <draw:connector draw:style-name="gr2" draw:text-style-name="P1" draw:layer="layout" svg:x1="7.2cm" svg:y1="11.45cm" svg:x2="8.812cm" svg:y2="6.053cm" draw:start-shape="id13" draw:start-glue-point="1" draw:end-shape="id14" draw:end-glue-point="0" svg:d="m7200 11450h1612v-5397">
          <text:p/>
        </draw:connector>
        <draw:connector draw:style-name="gr2" draw:text-style-name="P1" draw:layer="layout" svg:x1="7.2cm" svg:y1="9.65cm" svg:x2="8.812cm" svg:y2="6.053cm" draw:start-shape="id12" draw:start-glue-point="1" draw:end-shape="id14" draw:end-glue-point="0" svg:d="m7200 9650h1612v-3597">
          <text:p/>
        </draw:connector>
        <draw:connector draw:style-name="gr2" draw:text-style-name="P1" draw:layer="layout" svg:x1="7.2cm" svg:y1="7.85cm" svg:x2="8.812cm" svg:y2="6.053cm" draw:start-shape="id11" draw:start-glue-point="1" draw:end-shape="id14" draw:end-glue-point="0" svg:d="m7200 7850h1612v-1797">
          <text:p/>
        </draw:connector>
        <draw:rect draw:style-name="gr1" draw:text-style-name="P1" xml:id="id22" draw:id="id22" draw:layer="layout" svg:width="2.1cm" svg:height="0.9cm" svg:x="11.6cm" svg:y="5.6cm">
          <text:p text:style-name="P1">H</text:p>
        </draw:rect>
        <draw:ellipse draw:style-name="gr1" draw:text-style-name="P1" xml:id="id25" draw:id="id25" draw:layer="layout" svg:width="1.6cm" svg:height="1.5cm" svg:x="14.9cm" svg:y="3.5cm">
          <text:p text:style-name="P1">λ</text:p>
        </draw:ellipse>
        <draw:ellipse draw:style-name="gr1" draw:text-style-name="P1" xml:id="id23" draw:id="id23" draw:layer="layout" svg:width="1.6cm" svg:height="1.5cm" svg:x="14.9cm" svg:y="5.3cm">
          <text:p text:style-name="P1">CM</text:p>
        </draw:ellipse>
        <draw:ellipse draw:style-name="gr1" draw:text-style-name="P1" xml:id="id26" draw:id="id26" draw:layer="layout" svg:width="2.3cm" svg:height="1.5cm" svg:x="14.9cm" svg:y="7.1cm">
          <text:p text:style-name="P1">DCCC</text:p>
        </draw:ellipse>
        <draw:ellipse draw:style-name="gr1" draw:text-style-name="P1" xml:id="id27" draw:id="id27" draw:layer="layout" svg:width="1.6cm" svg:height="1.5cm" svg:x="14.9cm" svg:y="8.9cm">
          <text:p text:style-name="P1">DCC</text:p>
        </draw:ellipse>
        <draw:ellipse draw:style-name="gr1" draw:text-style-name="P1" xml:id="id28" draw:id="id28" draw:layer="layout" svg:width="1.6cm" svg:height="1.5cm" svg:x="14.8cm" svg:y="10.8cm">
          <text:p text:style-name="P1">DC</text:p>
        </draw:ellipse>
        <draw:ellipse draw:style-name="gr1" draw:text-style-name="P1" xml:id="id29" draw:id="id29" draw:layer="layout" svg:width="1.6cm" svg:height="1.5cm" svg:x="14.8cm" svg:y="12.6cm">
          <text:p text:style-name="P1">D</text:p>
        </draw:ellipse>
        <draw:ellipse draw:style-name="gr1" draw:text-style-name="P1" xml:id="id30" draw:id="id30" draw:layer="layout" svg:width="1.6cm" svg:height="1.5cm" svg:x="14.8cm" svg:y="14.4cm">
          <text:p text:style-name="P1">CD</text:p>
        </draw:ellipse>
        <draw:ellipse draw:style-name="gr1" draw:text-style-name="P1" xml:id="id31" draw:id="id31" draw:layer="layout" svg:width="1.6cm" svg:height="1.5cm" svg:x="14.8cm" svg:y="16.2cm">
          <text:p text:style-name="P1">CCC</text:p>
        </draw:ellipse>
        <draw:connector draw:style-name="gr3" draw:text-style-name="P1" xml:id="id16" draw:id="id16" draw:layer="layout" draw:type="line" svg:x1="4.058cm" svg:y1="2.55cm" svg:x2="4.072cm" svg:y2="1.119cm" draw:start-shape="id15" draw:start-glue-point="0" svg:d="m4058 2550 14-1431">
          <text:p/>
        </draw:connector>
        <draw:connector draw:style-name="gr2" draw:text-style-name="P1" draw:layer="layout" draw:line-skew="2.514cm" svg:x1="4.072cm" svg:y1="1.119cm" svg:x2="8.05cm" svg:y2="2.55cm" draw:start-shape="id16" draw:start-glue-point="3" draw:end-shape="id17" draw:end-glue-point="0" svg:d="m4072 1119h3978v1431 0">
          <text:p/>
        </draw:connector>
        <draw:connector draw:style-name="gr3" draw:text-style-name="P1" xml:id="id18" draw:id="id18" draw:layer="layout" draw:type="curve" svg:x1="12.342cm" svg:y1="2.538cm" svg:x2="12.333cm" svg:y2="1.136cm" svg:d="m12342 2538c0-1051-9-351-9-1402">
          <text:p/>
        </draw:connector>
        <draw:connector draw:style-name="gr2" draw:text-style-name="P1" draw:layer="layout" draw:line-skew="0.465cm" svg:x1="12.333cm" svg:y1="1.136cm" svg:x2="15.75cm" svg:y2="2.55cm" draw:start-shape="id18" draw:start-glue-point="3" draw:end-shape="id19" draw:end-glue-point="0" svg:d="m12333 1136v-36h3417v1450">
          <text:p/>
        </draw:connector>
        <draw:connector draw:style-name="gr3" draw:text-style-name="P1" xml:id="id20" draw:id="id20" draw:layer="layout" draw:type="line" svg:x1="15.983cm" svg:y1="2.538cm" svg:x2="16.008cm" svg:y2="1.119cm" svg:d="m15983 2538 25-1419">
          <text:p/>
        </draw:connector>
        <draw:connector draw:style-name="gr2" draw:text-style-name="P1" draw:layer="layout" draw:line-skew="0cm -2.079cm" svg:x1="16.008cm" svg:y1="1.119cm" svg:x2="19.674cm" svg:y2="2.55cm" draw:start-shape="id20" draw:start-glue-point="3" draw:end-shape="id21" draw:end-glue-point="0" svg:d="m16008 1119h1296v0h2370v1431">
          <text:p/>
        </draw:connector>
        <draw:ellipse draw:style-name="gr1" draw:text-style-name="P1" xml:id="id32" draw:id="id32" draw:layer="layout" svg:width="1.6cm" svg:height="1.5cm" svg:x="14.8cm" svg:y="18cm">
          <text:p text:style-name="P1">CC</text:p>
        </draw:ellipse>
        <draw:ellipse draw:style-name="gr1" draw:text-style-name="P1" xml:id="id33" draw:id="id33" draw:layer="layout" svg:width="1.6cm" svg:height="1.5cm" svg:x="14.8cm" svg:y="19.8cm">
          <text:p text:style-name="P1">C</text:p>
        </draw:ellipse>
        <draw:connector draw:style-name="gr2" draw:text-style-name="P1" xml:id="id24" draw:id="id24" draw:layer="layout" svg:x1="13.7cm" svg:y1="6.05cm" svg:x2="14.9cm" svg:y2="6.05cm" draw:start-shape="id22" draw:start-glue-point="1" draw:end-shape="id23" draw:end-glue-point="3" svg:d="m13700 6050h1200">
          <text:p/>
        </draw:connector>
        <draw:connector draw:style-name="gr2" draw:text-style-name="P1" xml:id="id34" draw:id="id34" draw:layer="layout" svg:x1="16.5cm" svg:y1="6.05cm" svg:x2="19.977cm" svg:y2="6.051cm" draw:start-shape="id23" draw:start-glue-point="1" svg:d="m16500 6050h1989v1h1488">
          <text:p/>
        </draw:connector>
        <draw:connector draw:style-name="gr2" draw:text-style-name="P1" draw:layer="layout" svg:x1="14.3cm" svg:y1="6.05cm" svg:x2="14.9cm" svg:y2="4.25cm" draw:start-shape="id24" draw:start-glue-point="0" draw:end-shape="id25" svg:d="m14300 6050v-1800h600">
          <text:p/>
        </draw:connector>
        <draw:connector draw:style-name="gr2" draw:text-style-name="P1" draw:layer="layout" svg:x1="14.3cm" svg:y1="6.05cm" svg:x2="14.9cm" svg:y2="7.85cm" draw:start-shape="id24" draw:start-glue-point="0" draw:end-shape="id26" draw:end-glue-point="3" svg:d="m14300 6050v1800h600">
          <text:p/>
        </draw:connector>
        <draw:connector draw:style-name="gr2" draw:text-style-name="P1" draw:layer="layout" svg:x1="14.3cm" svg:y1="6.05cm" svg:x2="14.9cm" svg:y2="9.65cm" draw:start-shape="id24" draw:start-glue-point="0" draw:end-shape="id27" draw:end-glue-point="3" svg:d="m14300 6050v3600h600">
          <text:p/>
        </draw:connector>
        <draw:connector draw:style-name="gr2" draw:text-style-name="P1" draw:layer="layout" draw:line-skew="1.101cm" svg:x1="14.3cm" svg:y1="6.05cm" svg:x2="14.8cm" svg:y2="11.55cm" draw:start-shape="id24" draw:start-glue-point="0" draw:end-shape="id28" draw:end-glue-point="3" svg:d="m14300 6050v0 5500h500">
          <text:p/>
        </draw:connector>
        <draw:connector draw:style-name="gr2" draw:text-style-name="P1" draw:layer="layout" draw:line-skew="1.101cm" svg:x1="14.3cm" svg:y1="6.05cm" svg:x2="14.8cm" svg:y2="13.35cm" draw:start-shape="id24" draw:start-glue-point="0" draw:end-shape="id29" draw:end-glue-point="3" svg:d="m14300 6050v0 7300h500">
          <text:p/>
        </draw:connector>
        <draw:connector draw:style-name="gr2" draw:text-style-name="P1" draw:layer="layout" draw:line-skew="1.101cm" svg:x1="14.3cm" svg:y1="6.05cm" svg:x2="14.8cm" svg:y2="15.15cm" draw:start-shape="id24" draw:start-glue-point="0" draw:end-shape="id30" draw:end-glue-point="3" svg:d="m14300 6050v0 9100h500">
          <text:p/>
        </draw:connector>
        <draw:connector draw:style-name="gr2" draw:text-style-name="P1" draw:layer="layout" draw:line-skew="1.101cm" svg:x1="14.3cm" svg:y1="6.05cm" svg:x2="14.8cm" svg:y2="16.95cm" draw:start-shape="id24" draw:start-glue-point="0" draw:end-shape="id31" draw:end-glue-point="3" svg:d="m14300 6050v0 10900h500">
          <text:p/>
        </draw:connector>
        <draw:connector draw:style-name="gr2" draw:text-style-name="P1" draw:layer="layout" draw:line-skew="1.101cm" svg:x1="14.3cm" svg:y1="6.05cm" svg:x2="14.8cm" svg:y2="18.75cm" draw:start-shape="id24" draw:start-glue-point="0" draw:end-shape="id32" draw:end-glue-point="3" svg:d="m14300 6050v0 12700h500">
          <text:p/>
        </draw:connector>
        <draw:connector draw:style-name="gr2" draw:text-style-name="P1" draw:layer="layout" draw:line-skew="1.101cm" svg:x1="14.3cm" svg:y1="6.05cm" svg:x2="14.8cm" svg:y2="20.55cm" draw:start-shape="id24" draw:start-glue-point="0" draw:end-shape="id33" draw:end-glue-point="3" svg:d="m14300 6050v0 14500h500">
          <text:p/>
        </draw:connector>
        <draw:connector draw:style-name="gr2" draw:text-style-name="P1" draw:layer="layout" svg:x1="16.4cm" svg:y1="20.55cm" svg:x2="18.489cm" svg:y2="6.05cm" draw:start-shape="id33" draw:start-glue-point="1" draw:end-shape="id34" draw:end-glue-point="0" svg:d="m16400 20550h2089v-14500">
          <text:p/>
        </draw:connector>
        <draw:connector draw:style-name="gr2" draw:text-style-name="P1" draw:layer="layout" svg:x1="16.4cm" svg:y1="18.75cm" svg:x2="18.489cm" svg:y2="6.05cm" draw:start-shape="id32" draw:start-glue-point="1" draw:end-shape="id34" draw:end-glue-point="0" svg:d="m16400 18750h2089v-12700">
          <text:p/>
        </draw:connector>
        <draw:connector draw:style-name="gr2" draw:text-style-name="P1" draw:layer="layout" svg:x1="16.4cm" svg:y1="16.95cm" svg:x2="18.489cm" svg:y2="6.05cm" draw:start-shape="id31" draw:start-glue-point="1" draw:end-shape="id34" draw:end-glue-point="0" svg:d="m16400 16950h2089v-10900">
          <text:p/>
        </draw:connector>
        <draw:connector draw:style-name="gr2" draw:text-style-name="P1" draw:layer="layout" svg:x1="16.4cm" svg:y1="15.15cm" svg:x2="18.489cm" svg:y2="6.05cm" draw:start-shape="id30" draw:start-glue-point="1" draw:end-shape="id34" draw:end-glue-point="0" svg:d="m16400 15150h2089v-9100">
          <text:p/>
        </draw:connector>
        <draw:connector draw:style-name="gr2" draw:text-style-name="P1" draw:layer="layout" svg:x1="16.4cm" svg:y1="13.35cm" svg:x2="18.489cm" svg:y2="6.05cm" draw:start-shape="id29" draw:start-glue-point="1" draw:end-shape="id34" draw:end-glue-point="0" svg:d="m16400 13350h2089v-7300">
          <text:p/>
        </draw:connector>
        <draw:connector draw:style-name="gr2" draw:text-style-name="P1" draw:layer="layout" svg:x1="16.4cm" svg:y1="11.55cm" svg:x2="18.489cm" svg:y2="6.05cm" draw:start-shape="id28" draw:start-glue-point="1" draw:end-shape="id34" draw:end-glue-point="0" svg:d="m16400 11550h2089v-5500">
          <text:p/>
        </draw:connector>
        <draw:connector draw:style-name="gr2" draw:text-style-name="P1" draw:layer="layout" svg:x1="16.5cm" svg:y1="9.65cm" svg:x2="18.489cm" svg:y2="6.05cm" draw:start-shape="id27" draw:start-glue-point="1" draw:end-shape="id34" draw:end-glue-point="0" svg:d="m16500 9650h1989v-3600">
          <text:p/>
        </draw:connector>
        <draw:connector draw:style-name="gr2" draw:text-style-name="P1" draw:layer="layout" svg:x1="17.2cm" svg:y1="7.85cm" svg:x2="18.489cm" svg:y2="6.05cm" draw:start-shape="id26" draw:start-glue-point="1" draw:end-shape="id34" draw:end-glue-point="0" svg:d="m17200 7850h1289v-1800">
          <text:p/>
        </draw:connector>
        <draw:connector draw:style-name="gr2" draw:text-style-name="P1" draw:layer="layout" svg:x1="16.5cm" svg:y1="4.25cm" svg:x2="18.489cm" svg:y2="6.05cm" draw:start-shape="id25" draw:start-glue-point="1" draw:end-shape="id34" draw:end-glue-point="0" svg:d="m16500 4250h1989v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6:06:50.51</meta:creation-date>
    <dc:date>2012-11-15T16:47:32.86</dc:date>
    <meta:editing-duration>PT40M33S</meta:editing-duration>
    <meta:editing-cycles>22</meta:editing-cycles>
    <meta:generator>OpenOffice.org/3.4.1$Win32 OpenOffice.org_project/341m1$Build-9593</meta:generator>
    <meta:document-statistic meta:object-count="62"/>
  </office:meta>
</office:document-meta>
</file>